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A0000033A000000F40472541C.svm" manifest:media-type=""/>
  <manifest:file-entry manifest:full-path="Pictures/200000D200000A340000034A7776FE01.svm" manifest:media-type=""/>
  <manifest:file-entry manifest:full-path="Pictures/2000007A00000973000001C83DF956A0.svm" manifest:media-type=""/>
  <manifest:file-entry manifest:full-path="Pictures/2000002A00000255000001B39AF9A300.svm" manifest:media-type=""/>
  <manifest:file-entry manifest:full-path="Pictures/2000018A00000D16000005B6926ACF98.svm" manifest:media-type=""/>
  <manifest:file-entry manifest:full-path="Pictures/2000000A000000B1000000A1DEBBD019.svm" manifest:media-type=""/>
  <manifest:file-entry manifest:full-path="Pictures/20000032000002BF00000149EAF9B61B.svm" manifest:media-type=""/>
  <manifest:file-entry manifest:full-path="Pictures/2000008200000A5D000001B9CED29F9C.svm" manifest:media-type=""/>
  <manifest:file-entry manifest:full-path="Pictures/2000001200000117000000D4A2CF0301.svm" manifest:media-type=""/>
  <manifest:file-entry manifest:full-path="Pictures/20000032000002C200000149EFBF050C.svm" manifest:media-type=""/>
  <manifest:file-entry manifest:full-path="Pictures/2000001A00000138000001984473FEB8.svm" manifest:media-type=""/>
  <manifest:file-entry manifest:full-path="Pictures/20000032000002BF00000149FFF3BF88.svm" manifest:media-type=""/>
  <manifest:file-entry manifest:full-path="Pictures/2000000A0000006D000000E211E33C0B.svm" manifest:media-type=""/>
  <manifest:file-entry manifest:full-path="Pictures/2000007A000009F2000001B9C5CE574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Arrow" draw:marker-end="Arrow" draw:fill="none" draw:textarea-vertical-align="middle"/>
    </style:style>
    <style:style style:name="gr2" style:family="graphic" style:parent-style-name="objectwithoutfill">
      <style:graphic-properties draw:stroke="dash" draw:stroke-dash="_32__20_Dots_20_1_20_Dash" draw:fill="none" draw:textarea-vertical-align="middle"/>
    </style:style>
    <style:style style:name="gr3" style:family="graphic" style:parent-style-name="objectwithoutfill">
      <style:graphic-properties draw:marker-start="Arrowheads_20_1" draw:marker-end="Arrowheads_20_1" draw:fill="none" draw:textarea-vertical-align="middle"/>
    </style:style>
    <style:style style:name="gr4" style:family="graphic" style:parent-style-name="standard">
      <style:graphic-properties TexMathsArgs="14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TexMathsArgs="14§display§x_\lin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Dashed_20__28_var_29_" draw:marker-end="Arrow" draw:fill="none" draw:textarea-vertical-align="middle"/>
    </style:style>
    <style:style style:name="gr9" style:family="graphic" style:parent-style-name="objectwithoutfill">
      <style:graphic-properties draw:marker-end="Arrow" draw:fill="none" draw:textarea-vertical-align="middle"/>
    </style:style>
    <style:style style:name="gr10" style:family="graphic" style:parent-style-name="standard">
      <style:graphic-properties TexMathsArgs="14§display§\discrete{\xind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discrete{\xind+1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\textcolor{gray}{\ss{-a}{\discrete{\xind}{\tind}}{\discrete{\xind+1}{\tind}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\mathbf{\ss{0}{\discrete{\xind}{\tind}}{\discrete{\xind+1}{\tind}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stroke="dash" draw:stroke-dash="Dashed_20__28_var_29_" svg:stroke-color="#c0c0c0" draw:marker-end="Arrow" draw:fill="none" draw:textarea-vertical-align="middle"/>
    </style:style>
    <style:style style:name="gr15" style:family="graphic" style:parent-style-name="standard">
      <style:graphic-properties TexMathsArgs="10§display§\ss{a}{\discrete{\xind}{\tind}}{\discrete{\xind+1}{\tind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stroke="dash" draw:stroke-dash="Dashed_20__28_var_29_"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TexMathsArgs="14§display§\xdis{\xind - \frac{1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4§display§\xdis{\xind + \frac{1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4§display§\xdis{\xind + \frac{3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4§latex§\quad\\&#10;Discretized link $\link$\\&#10;near $\xdis{\xind+\frac{1}{2}}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4§display§x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4§latex§\quad\\&#10;Riemann problem \\&#10;where $f\left(u\left(\cdot,\xdis{\xind+\frac{1}{2}}\right)\right)$ \\&#10;$ = \ss{0}{\discrete{\xind}{\tind}}{\discrete{\xind+1}{\tind}}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563cm" svg:y1="7.663cm" svg:x2="7.802cm" svg:y2="7.663cm">
          <text:p/>
        </draw:line>
        <draw:line draw:style-name="gr2" draw:text-style-name="P1" draw:layer="layout" svg:x1="4.182cm" svg:y1="7.663cm" svg:x2="4.182cm" svg:y2="4.742cm">
          <text:p/>
        </draw:line>
        <draw:line draw:style-name="gr1" draw:text-style-name="P1" draw:layer="layout" svg:x1="0.563cm" svg:y1="4.869cm" svg:x2="7.802cm" svg:y2="4.869cm">
          <text:p/>
        </draw:line>
        <draw:g>
          <draw:line draw:style-name="gr3" draw:text-style-name="P1" draw:layer="layout" svg:x1="4.182cm" svg:y1="7.663cm" svg:x2="6.405cm" svg:y2="7.663cm">
            <text:p/>
          </draw:line>
          <draw:line draw:style-name="gr3" draw:text-style-name="P1" draw:layer="layout" svg:x1="1.961cm" svg:y1="7.663cm" svg:x2="4.182cm" svg:y2="7.663cm">
            <text:p/>
          </draw:line>
        </draw:g>
        <draw:frame draw:style-name="gr4" draw:text-style-name="P1" draw:layer="layout" svg:width="0.246cm" svg:height="0.224cm" svg:x="7.873cm" svg:y="4.772cm">
          <draw:image xlink:href="Pictures/2000000A000000B1000000A1DEBBD019.svm" xlink:type="simple" xlink:show="embed" xlink:actuate="onLoad">
            <text:p/>
          </draw:image>
        </draw:frame>
        <draw:line draw:style-name="gr5" draw:text-style-name="P1" draw:layer="layout" svg:x1="4.182cm" svg:y1="4.869cm" svg:x2="4.182cm" svg:y2="1.44cm">
          <text:p/>
        </draw:line>
        <draw:frame draw:style-name="gr6" draw:text-style-name="P1" draw:layer="layout" svg:width="0.389cm" svg:height="0.295cm" svg:x="7.873cm" svg:y="7.566cm">
          <draw:image xlink:href="Pictures/2000001200000117000000D4A2CF0301.svm" xlink:type="simple" xlink:show="embed" xlink:actuate="onLoad">
            <text:p/>
          </draw:image>
        </draw:frame>
        <draw:frame draw:style-name="gr7" draw:text-style-name="P1" draw:layer="layout" svg:width="0.151cm" svg:height="0.315cm" svg:x="4.285cm" svg:y="1.186cm">
          <draw:image xlink:href="Pictures/2000000A0000006D000000E211E33C0B.svm" xlink:type="simple" xlink:show="embed" xlink:actuate="onLoad">
            <text:p/>
          </draw:image>
        </draw:frame>
        <draw:line draw:style-name="gr8" draw:text-style-name="P1" draw:layer="layout" svg:x1="4.182cm" svg:y1="4.869cm" svg:x2="2.785cm" svg:y2="2.583cm">
          <text:p/>
        </draw:line>
        <draw:path draw:style-name="gr9" draw:text-style-name="P1" draw:layer="layout" svg:width="1.592cm" svg:height="0.637cm" draw:transform="skewX (-0.232652389290844) rotate (-1.2929399098774) translate (3.73818109457955cm 1.62756367355664cm)" svg:viewBox="0 0 1593 638" svg:d="m0 638c1050 0 1593-638 1593-638">
          <text:p/>
        </draw:path>
        <draw:path draw:style-name="gr9" draw:text-style-name="P1" draw:layer="layout" svg:width="0.908cm" svg:height="0.453cm" draw:transform="rotate (0.463733982254893) translate (2.023cm 3.218cm)" svg:viewBox="0 0 909 454" svg:d="m0 0c568 0 909 454 909 454">
          <text:p/>
        </draw:path>
        <draw:path draw:style-name="gr9" draw:text-style-name="P1" draw:layer="layout" svg:width="1.015cm" svg:height="0.126cm" draw:transform="rotate (-3.14159265358979) translate (6.329cm 3.32cm)" svg:viewBox="0 0 1016 127" svg:d="m0 0c381 0 1016 127 1016 127">
          <text:p/>
        </draw:path>
        <draw:frame draw:style-name="gr10" draw:text-style-name="P1" draw:layer="layout" svg:width="0.435cm" svg:height="0.57cm" svg:x="2.833cm" svg:y="4.175cm">
          <draw:image xlink:href="Pictures/2000001A00000138000001984473FEB8.svm" xlink:type="simple" xlink:show="embed" xlink:actuate="onLoad">
            <text:p/>
          </draw:image>
        </draw:frame>
        <draw:frame draw:style-name="gr10" draw:text-style-name="P1" draw:layer="layout" svg:width="0.435cm" svg:height="0.57cm" svg:x="2.785cm" svg:y="7.028cm">
          <draw:image xlink:href="Pictures/2000001A00000138000001984473FEB8.svm" xlink:type="simple" xlink:show="embed" xlink:actuate="onLoad">
            <text:p/>
          </draw:image>
        </draw:frame>
        <draw:frame draw:style-name="gr11" draw:text-style-name="P1" draw:layer="layout" svg:width="0.834cm" svg:height="0.608cm" svg:x="5.119cm" svg:y="4.175cm">
          <draw:image xlink:href="Pictures/2000002A00000255000001B39AF9A300.svm" xlink:type="simple" xlink:show="embed" xlink:actuate="onLoad">
            <text:p/>
          </draw:image>
        </draw:frame>
        <draw:frame draw:style-name="gr11" draw:text-style-name="P1" draw:layer="layout" svg:width="0.834cm" svg:height="0.608cm" svg:x="5.071cm" svg:y="7.028cm">
          <draw:image xlink:href="Pictures/2000002A00000255000001B39AF9A300.svm" xlink:type="simple" xlink:show="embed" xlink:actuate="onLoad">
            <text:p/>
          </draw:image>
        </draw:frame>
        <draw:frame draw:style-name="gr12" draw:text-style-name="P1" draw:layer="layout" svg:width="2.652cm" svg:height="0.44cm" svg:x="0.238cm" svg:y="3.354cm">
          <draw:image xlink:href="Pictures/2000008200000A5D000001B9CED29F9C.svm" xlink:type="simple" xlink:show="embed" xlink:actuate="onLoad">
            <text:p/>
          </draw:image>
        </draw:frame>
        <draw:frame draw:style-name="gr13" draw:text-style-name="P1" draw:layer="layout" svg:width="2.545cm" svg:height="0.44cm" svg:x="1.497cm" svg:y="1.381cm">
          <draw:image xlink:href="Pictures/2000007A000009F2000001B9C5CE5748.svm" xlink:type="simple" xlink:show="embed" xlink:actuate="onLoad">
            <text:p/>
          </draw:image>
        </draw:frame>
        <draw:line draw:style-name="gr14" draw:text-style-name="P1" draw:layer="layout" svg:x1="4.183cm" svg:y1="4.869cm" svg:x2="3.413cm" svg:y2="2.524cm">
          <text:p/>
        </draw:line>
        <draw:line draw:style-name="gr14" draw:text-style-name="P1" draw:layer="layout" svg:x1="4.183cm" svg:y1="4.869cm" svg:x2="3.921cm" svg:y2="2.524cm">
          <text:p/>
        </draw:line>
        <draw:line draw:style-name="gr8" draw:text-style-name="P1" draw:layer="layout" svg:x1="4.176cm" svg:y1="4.869cm" svg:x2="5.573cm" svg:y2="2.583cm">
          <text:p/>
        </draw:line>
        <draw:line draw:style-name="gr14" draw:text-style-name="P1" draw:layer="layout" svg:x1="4.175cm" svg:y1="4.869cm" svg:x2="4.945cm" svg:y2="2.524cm">
          <text:p/>
        </draw:line>
        <draw:line draw:style-name="gr14" draw:text-style-name="P1" draw:layer="layout" svg:x1="4.175cm" svg:y1="4.869cm" svg:x2="4.437cm" svg:y2="2.524cm">
          <text:p/>
        </draw:line>
        <draw:frame draw:style-name="gr15" draw:text-style-name="P1" draw:layer="layout" svg:width="2.418cm" svg:height="0.455cm" svg:x="6.456cm" svg:y="3.085cm">
          <draw:image xlink:href="Pictures/2000007A00000973000001C83DF956A0.svm" xlink:type="simple" xlink:show="embed" xlink:actuate="onLoad">
            <text:p/>
          </draw:image>
        </draw:frame>
        <draw:line draw:style-name="gr16" draw:text-style-name="P1" draw:layer="layout" svg:x1="4.182cm" svg:y1="4.87cm" svg:x2="4.182cm" svg:y2="2.524cm">
          <text:p/>
        </draw:line>
        <draw:frame draw:style-name="gr17" draw:text-style-name="P1" draw:layer="layout" svg:width="0.987cm" svg:height="0.458cm" svg:x="1.769cm" svg:y="7.912cm">
          <draw:image xlink:href="Pictures/20000032000002C200000149EFBF050C.svm" xlink:type="simple" xlink:show="embed" xlink:actuate="onLoad">
            <text:p/>
          </draw:image>
        </draw:frame>
        <draw:frame draw:style-name="gr18" draw:text-style-name="P1" draw:layer="layout" svg:width="0.983cm" svg:height="0.458cm" svg:x="3.794cm" svg:y="7.912cm">
          <draw:image xlink:href="Pictures/20000032000002BF00000149EAF9B61B.svm" xlink:type="simple" xlink:show="embed" xlink:actuate="onLoad">
            <text:p/>
          </draw:image>
        </draw:frame>
        <draw:frame draw:style-name="gr19" draw:text-style-name="P1" draw:layer="layout" svg:width="0.983cm" svg:height="0.458cm" svg:x="5.953cm" svg:y="7.912cm">
          <draw:image xlink:href="Pictures/20000032000002BF00000149FFF3BF88.svm" xlink:type="simple" xlink:show="embed" xlink:actuate="onLoad">
            <text:p/>
          </draw:image>
        </draw:frame>
        <draw:frame draw:style-name="gr20" draw:text-style-name="P1" draw:layer="layout" svg:width="3.653cm" svg:height="1.176cm" svg:x="5.325cm" svg:y="5.706cm">
          <draw:image xlink:href="Pictures/200000D200000A340000034A7776FE01.svm" xlink:type="simple" xlink:show="embed" xlink:actuate="onLoad">
            <text:p/>
          </draw:image>
        </draw:frame>
        <draw:frame draw:style-name="gr21" draw:text-style-name="P1" draw:layer="layout" svg:width="1.155cm" svg:height="0.34cm" svg:x="3.655cm" svg:y="4.978cm">
          <draw:image xlink:href="Pictures/2000001A0000033A000000F40472541C.svm" xlink:type="simple" xlink:show="embed" xlink:actuate="onLoad">
            <text:p/>
          </draw:image>
        </draw:frame>
        <draw:frame draw:style-name="gr22" draw:text-style-name="P1" draw:layer="layout" svg:width="4.077cm" svg:height="1.778cm" svg:x="5.305cm" svg:y="0.238cm">
          <draw:image xlink:href="Pictures/2000018A00000D16000005B6926ACF9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52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0T12:31:10</meta:creation-date>
    <dc:date>2013-05-31T23:36:22</dc:date>
    <dc:creator>Jack Reilly</dc:creator>
    <meta:editing-duration>PT50M57S</meta:editing-duration>
    <meta:editing-cycles>16</meta:editing-cycles>
    <meta:generator>LibreOffice/3.6$MacOSX_x86 LibreOffice_project/2ef5aff-a6fb0ff-166bdff-cf087ad-0f1389</meta:generator>
    <meta:document-statistic meta:object-count="33"/>
  </office:meta>
</office:document-meta>
</file>